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10.239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0.97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2" style:family="table-cell" style:parent-style-name="Default"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251" table:default-cell-style-name="ce4"/>
        <table:table-column table:style-name="co7" table:number-columns-repeated="767" table:default-cell-style-name="ce12"/>
        <table:table-row table:style-name="ro2"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office:value-type="string" calcext:value-type="string">
            <text:p>Общ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Размеры</text:p>
          </table:table-cell>
          <table:table-cell table:style-name="ce2" office:value-type="string" calcext:value-type="string">
            <text:p>Количество</text:p>
          </table:table-cell>
          <table:table-cell table:style-name="ce10"/>
          <table:table-cell table:style-name="ce2"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M8 х 1 метр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M8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8 x 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инт под шестигранный ключ</text:p>
          </table:table-cell>
          <table:table-cell office:value-type="string" calcext:value-type="string">
            <text:p>M5 x 16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инт крест с потайной головкой</text:p>
          </table:table-cell>
          <table:table-cell office:value-type="string" calcext:value-type="string">
            <text:p>M4 x 3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Гайка нейлон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3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4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Болт шестигранная головка</text:p>
          </table:table-cell>
          <table:table-cell office:value-type="string" calcext:value-type="string">
            <text:p>M8 x 60, резьба на хвосте 23 мм (не целиком с резьбой!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6"/>
          <table:table-cell table:style-name="ce5" table:number-columns-repeated="1021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-швеллер</text:p>
          </table:table-cell>
          <table:table-cell table:style-name="ce7" office:value-type="string" calcext:value-type="string">
            <text:p>Алюминий, 20 (хвосты) х 25 (перекладина) х 1 метр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тулка 11 мм длиной</text:p>
          </table:table-cell>
          <table:table-cell office:value-type="string" calcext:value-type="string">
            <text:p>Алюминиевая трубка, диаметр 8 х 1 метр, толщина любая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им.: все винты с полукруглой головкой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2" table:number-rows-repeated="1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3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 style:data-style-name="N2" text:time-value="03:43:53.1151264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4-05-15T03:44:03.362002775</dc:date>
    <meta:editing-cycles>20</meta:editing-cycles>
    <meta:editing-duration>PT2H1M15S</meta:editing-duration>
    <meta:generator>LibreOffice/4.2.4.2$Linux_X86_64 LibreOffice_project/420m0$Build-2</meta:generator>
    <meta:document-statistic meta:table-count="3" meta:cell-count="107" meta:object-count="0"/>
  </office:meta>
</office:document-meta>
</file>